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-color="#ffff66" draw:textarea-horizontal-align="center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fill-color="#99ff99" draw:textarea-horizontal-align="center" draw:textarea-vertical-align="middle"/>
    </style:style>
    <style:style style:name="gr7" style:family="graphic" style:parent-style-name="standard">
      <style:graphic-properties draw:fill-color="#ff99ff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cm" fo:min-width="0cm"/>
    </style:style>
    <style:style style:name="gr9" style:family="graphic" style:parent-style-name="standard">
      <style:graphic-properties draw:fill-color="#ffcc00" draw:textarea-horizontal-align="center" draw:textarea-vertical-align="middle"/>
    </style:style>
    <style:style style:name="gr10" style:family="graphic" style:parent-style-name="standard">
      <style:graphic-properties draw:fill-color="#ffff00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4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cm" svg:height="7.5cm" svg:x="25.7cm" svg:y="13cm">
          <text:p/>
        </draw:rect>
        <draw:rect draw:style-name="gr2" draw:text-style-name="P2" draw:layer="layout" svg:width="2cm" svg:height="1.5cm" svg:x="7.5cm" svg:y="3.5cm">
          <text:p text:style-name="P1"><text:span text:style-name="T1">bottle</text:span></text:p>
        </draw:rect>
        <draw:rect draw:style-name="gr3" draw:text-style-name="P2" xml:id="id9" draw:id="id9" draw:layer="layout" svg:width="2cm" svg:height="1.5cm" svg:x="14cm" svg:y="10.5cm">
          <text:p text:style-name="P1"><text:span text:style-name="T1">Sodium</text:span></text:p>
          <text:p text:style-name="P1"><text:span text:style-name="T1">Nitrate</text:span></text:p>
        </draw:rect>
        <draw:rect draw:style-name="gr3" draw:text-style-name="P2" xml:id="id12" draw:id="id12" draw:layer="layout" svg:width="2cm" svg:height="1.5cm" svg:x="17cm" svg:y="10.5cm">
          <text:p text:style-name="P1"><text:span text:style-name="T1">acetone</text:span></text:p>
        </draw:rect>
        <draw:rect draw:style-name="gr3" draw:text-style-name="P2" xml:id="id1" draw:id="id1" draw:layer="layout" svg:width="2cm" svg:height="1.5cm" svg:x="7.5cm" svg:y="3.5cm">
          <text:p text:style-name="P1"><text:span text:style-name="T1">bottle</text:span></text:p>
        </draw:rect>
        <draw:rect draw:style-name="gr3" draw:text-style-name="P2" xml:id="id10" draw:id="id10" draw:layer="layout" svg:width="2cm" svg:height="1.5cm" svg:x="7.5cm" svg:y="14cm">
          <text:p text:style-name="P1"><text:span text:style-name="T1">ammonia</text:span></text:p>
        </draw:rect>
        <draw:rect draw:style-name="gr3" draw:text-style-name="P2" xml:id="id44" draw:id="id44" draw:layer="layout" svg:width="2cm" svg:height="1.5cm" svg:x="7cm" svg:y="17.5cm">
          <text:p text:style-name="P1"><text:span text:style-name="T1">glycerine</text:span></text:p>
        </draw:rect>
        <draw:rect draw:style-name="gr3" draw:text-style-name="P2" xml:id="id34" draw:id="id34" draw:layer="layout" svg:width="2cm" svg:height="1.5cm" svg:x="2.5cm" svg:y="6cm">
          <text:p text:style-name="P1"><text:span text:style-name="T1">Hydrochloric</text:span></text:p>
          <text:p text:style-name="P1"><text:span text:style-name="T1">acid</text:span></text:p>
        </draw:rect>
        <draw:rect draw:style-name="gr3" draw:text-style-name="P2" xml:id="id15" draw:id="id15" draw:layer="layout" svg:width="2cm" svg:height="1.5cm" svg:x="9.5cm" svg:y="17.5cm">
          <text:p text:style-name="P1"><text:span text:style-name="T1">Nitric</text:span></text:p>
          <text:p text:style-name="P1"><text:span text:style-name="T1">Acid</text:span></text:p>
        </draw:rect>
        <draw:rect draw:style-name="gr3" draw:text-style-name="P2" xml:id="id17" draw:id="id17" draw:layer="layout" svg:width="2cm" svg:height="1.5cm" svg:x="4.5cm" svg:y="18.5cm">
          <text:p text:style-name="P1"><text:span text:style-name="T1">Hydrogen</text:span></text:p>
          <text:p text:style-name="P1"><text:span text:style-name="T1">peroxide</text:span></text:p>
        </draw:rect>
        <draw:rect draw:style-name="gr3" draw:text-style-name="P2" xml:id="id13" draw:id="id13" draw:layer="layout" svg:width="2cm" svg:height="1.5cm" svg:x="4.5cm" svg:y="14cm">
          <text:p text:style-name="P1"><text:span text:style-name="T1">Sulfuric</text:span></text:p>
          <text:p text:style-name="P1"><text:span text:style-name="T1">Acid</text:span></text:p>
        </draw:rect>
        <draw:rect draw:style-name="gr3" draw:text-style-name="P2" xml:id="id16" draw:id="id16" draw:layer="layout" svg:width="2cm" svg:height="1.5cm" svg:x="14cm" svg:y="14cm">
          <text:p text:style-name="P1"><text:span text:style-name="T1">Ammonium</text:span></text:p>
          <text:p text:style-name="P1"><text:span text:style-name="T1">Nitrate</text:span></text:p>
        </draw:rect>
        <draw:rect draw:style-name="gr3" draw:text-style-name="P2" xml:id="id8" draw:id="id8" draw:layer="layout" svg:width="2cm" svg:height="1.5cm" svg:x="11cm" svg:y="14cm">
          <text:p text:style-name="P1"><text:span text:style-name="T1">Potassium</text:span></text:p>
          <text:p text:style-name="P1"><text:span text:style-name="T1">Nitrate</text:span></text:p>
        </draw:rect>
        <draw:rect draw:style-name="gr3" draw:text-style-name="P2" draw:layer="layout" svg:width="2cm" svg:height="1.5cm" svg:x="18cm" svg:y="1cm">
          <text:p text:style-name="P1"><text:span text:style-name="T1">Barium</text:span></text:p>
          <text:p text:style-name="P1"><text:span text:style-name="T1">Nitrate</text:span></text:p>
        </draw:rect>
        <draw:rect draw:style-name="gr3" draw:text-style-name="P2" xml:id="id4" draw:id="id4" draw:layer="layout" svg:width="2cm" svg:height="1.5cm" svg:x="11cm" svg:y="10.5cm">
          <text:p text:style-name="P1"><text:span text:style-name="T1">Potassium</text:span></text:p>
          <text:p text:style-name="P1"><text:span text:style-name="T1">carbonate</text:span></text:p>
        </draw:rect>
        <draw:rect draw:style-name="gr3" draw:text-style-name="P2" xml:id="id14" draw:id="id14" draw:layer="layout" svg:width="2cm" svg:height="1.5cm" svg:x="2.5cm" svg:y="8.5cm">
          <text:p text:style-name="P1"><text:span text:style-name="T1">sulfur</text:span></text:p>
        </draw:rect>
        <draw:rect draw:style-name="gr3" draw:text-style-name="P2" xml:id="id5" draw:id="id5" draw:layer="layout" svg:width="2cm" svg:height="1.5cm" svg:x="11cm" svg:y="6.5cm">
          <text:p text:style-name="P1"><text:span text:style-name="T1">carbon</text:span></text:p>
        </draw:rect>
        <draw:rect draw:style-name="gr3" draw:text-style-name="P2" xml:id="id20" draw:id="id20" draw:layer="layout" svg:width="2cm" svg:height="1.5cm" svg:x="20cm" svg:y="10.5cm">
          <text:p text:style-name="P1"><text:span text:style-name="T1">Formal-</text:span></text:p>
          <text:p text:style-name="P1"><text:span text:style-name="T1">dehyde</text:span></text:p>
        </draw:rect>
        <draw:rect draw:style-name="gr3" draw:text-style-name="P2" xml:id="id2" draw:id="id2" draw:layer="layout" svg:width="2cm" svg:height="1.5cm" svg:x="7.5cm" svg:y="6cm">
          <text:p text:style-name="P1"><text:span text:style-name="T1">water</text:span></text:p>
        </draw:rect>
        <draw:rect draw:style-name="gr3" draw:text-style-name="P2" xml:id="id3" draw:id="id3" draw:layer="layout" svg:width="2cm" svg:height="1.5cm" svg:x="7.5cm" svg:y="8.5cm">
          <text:p text:style-name="P1"><text:span text:style-name="T1">Distilled</text:span></text:p>
          <text:p text:style-name="P1"><text:span text:style-name="T1">water</text:span></text:p>
        </draw:rect>
        <draw:rect draw:style-name="gr3" draw:text-style-name="P2" xml:id="id40" draw:id="id40" draw:layer="layout" svg:width="2cm" svg:height="1.5cm" svg:x="17cm" svg:y="18.5cm">
          <text:p text:style-name="P1"><text:span text:style-name="T1">Metal</text:span></text:p>
        </draw:rect>
        <draw:connector draw:style-name="gr4" draw:text-style-name="P2" draw:layer="layout" draw:type="line" svg:x1="8.5cm" svg:y1="5cm" svg:x2="8.5cm" svg:y2="6cm" draw:start-shape="id1" draw:start-glue-point="2" draw:end-shape="id2" draw:end-glue-point="0" svg:d="M8500 5000v1000">
          <text:p text:style-name="P1"><text:span text:style-name="T1"><text:s text:c="7"/></text:span><text:span text:style-name="T1">fill</text:span></text:p>
        </draw:connector>
        <draw:connector draw:style-name="gr4" draw:text-style-name="P2" draw:layer="layout" draw:type="line" svg:x1="8.5cm" svg:y1="7.5cm" svg:x2="8.5cm" svg:y2="8.5cm" draw:start-shape="id2" draw:start-glue-point="2" draw:end-shape="id3" draw:end-glue-point="0" svg:d="M8500 7500v1000">
          <text:p text:style-name="P1"><text:span text:style-name="T1"><text:s text:c="10"/></text:span><text:span text:style-name="T1">burn</text:span></text:p>
        </draw:connector>
        <draw:connector draw:style-name="gr5" draw:text-style-name="P1" draw:layer="layout" draw:type="curve" svg:x1="8.5cm" svg:y1="10cm" svg:x2="12cm" svg:y2="10.5cm" draw:start-shape="id3" draw:start-glue-point="2" draw:end-shape="id4" draw:end-glue-point="0" svg:d="M8500 10000c0 751 1750 501 1750 250s1750-501 1750 250">
          <text:p/>
        </draw:connector>
        <draw:connector draw:style-name="gr5" draw:text-style-name="P1" draw:layer="layout" draw:type="curve" svg:x1="12cm" svg:y1="8cm" svg:x2="12cm" svg:y2="10.5cm" draw:start-shape="id5" draw:start-glue-point="2" draw:end-shape="id4" draw:end-glue-point="0" svg:d="M12000 8000v2500">
          <text:p/>
        </draw:connector>
        <draw:rect draw:style-name="gr6" draw:text-style-name="P2" xml:id="id6" draw:id="id6" draw:layer="layout" svg:width="2cm" svg:height="1.5cm" svg:x="11.5cm" svg:y="1cm">
          <text:p text:style-name="P1"><text:span text:style-name="T1">Coal</text:span></text:p>
          <text:p text:style-name="P1"><text:span text:style-name="T1">dust</text:span></text:p>
        </draw:rect>
        <draw:connector draw:style-name="gr5" draw:text-style-name="P1" draw:layer="layout" draw:type="curve" svg:x1="12.5cm" svg:y1="2.5cm" svg:x2="12cm" svg:y2="6.5cm" draw:start-shape="id6" draw:start-glue-point="2" draw:end-shape="id5" draw:end-glue-point="0" svg:d="M12500 2500c0 3000-500 1000-500 4000">
          <text:p/>
        </draw:connector>
        <draw:connector draw:style-name="gr5" draw:text-style-name="P1" draw:layer="layout" draw:type="curve" svg:x1="9.5cm" svg:y1="4.25cm" svg:x2="12cm" svg:y2="6.5cm" draw:start-shape="id1" draw:start-glue-point="1" draw:end-shape="id5" draw:end-glue-point="0" svg:d="M9500 4250c1667 0 2500 750 2500 2250">
          <text:p/>
        </draw:connector>
        <draw:rect draw:style-name="gr6" draw:text-style-name="P2" xml:id="id7" draw:id="id7" draw:layer="layout" svg:width="2cm" svg:height="1.5cm" svg:x="7.5cm" svg:y="1cm">
          <text:p text:style-name="P1"><text:span text:style-name="T1">cell</text:span></text:p>
        </draw:rect>
        <draw:connector draw:style-name="gr5" draw:text-style-name="P1" draw:layer="layout" draw:type="curve" svg:x1="8.5cm" svg:y1="2.5cm" svg:x2="8.5cm" svg:y2="3.5cm" draw:start-shape="id7" draw:start-glue-point="2" draw:end-shape="id1" draw:end-glue-point="0" svg:d="M8500 2500v1000">
          <text:p/>
        </draw:connector>
        <draw:rect draw:style-name="gr3" draw:text-style-name="P2" xml:id="id32" draw:id="id32" draw:layer="layout" svg:width="2cm" svg:height="1.5cm" svg:x="26.2cm" svg:y="16cm">
          <text:p text:style-name="P1"><text:span text:style-name="T1">Shell</text:span></text:p>
        </draw:rect>
        <draw:connector draw:style-name="gr5" draw:text-style-name="P1" draw:layer="layout" draw:type="curve" svg:x1="12cm" svg:y1="12cm" svg:x2="12cm" svg:y2="14cm" draw:start-shape="id4" draw:start-glue-point="2" draw:end-shape="id8" draw:end-glue-point="0" svg:d="M12000 12000v2000">
          <text:p/>
        </draw:connector>
        <draw:connector draw:style-name="gr5" draw:text-style-name="P1" draw:layer="layout" draw:type="curve" svg:x1="15cm" svg:y1="12cm" svg:x2="12cm" svg:y2="14cm" draw:start-shape="id9" draw:start-glue-point="2" draw:end-shape="id8" svg:d="M15000 12000c0 1500-3000 500-3000 2000">
          <text:p/>
        </draw:connector>
        <draw:connector draw:style-name="gr5" draw:text-style-name="P1" draw:layer="layout" draw:type="curve" svg:x1="8.5cm" svg:y1="10cm" svg:x2="12cm" svg:y2="14cm" draw:start-shape="id3" draw:start-glue-point="2" draw:end-shape="id8" svg:d="M8500 10000c0 3000 3500 1000 3500 4000">
          <text:p/>
        </draw:connector>
        <draw:rect draw:style-name="gr7" draw:text-style-name="P2" xml:id="id11" draw:id="id11" draw:layer="layout" svg:width="2cm" svg:height="1.5cm" svg:x="5cm" svg:y="8.5cm">
          <text:p text:style-name="P1"><text:span text:style-name="T1">Rotten</text:span></text:p>
          <text:p text:style-name="P1"><text:span text:style-name="T1">flesh</text:span></text:p>
        </draw:rect>
        <draw:connector draw:style-name="gr5" draw:text-style-name="P1" draw:layer="layout" draw:type="curve" svg:x1="8.5cm" svg:y1="10cm" svg:x2="8.5cm" svg:y2="14cm" draw:start-shape="id3" draw:start-glue-point="2" draw:end-shape="id10" draw:end-glue-point="0" svg:d="M8500 10000v4000">
          <text:p/>
        </draw:connector>
        <draw:connector draw:style-name="gr5" draw:text-style-name="P1" draw:layer="layout" draw:type="curve" svg:x1="6cm" svg:y1="10cm" svg:x2="8.5cm" svg:y2="14cm" draw:start-shape="id11" draw:start-glue-point="2" draw:end-shape="id10" draw:end-glue-point="0" svg:d="M6000 10000c0 3000 2500 1000 2500 4000">
          <text:p/>
        </draw:connector>
        <draw:connector draw:style-name="gr4" draw:text-style-name="P2" draw:layer="layout" draw:type="curve" svg:x1="13cm" svg:y1="7.25cm" svg:x2="18cm" svg:y2="10.5cm" draw:start-shape="id5" draw:start-glue-point="1" draw:end-shape="id12" draw:end-glue-point="0" svg:d="M13000 7250c3334 0 5000 1083 5000 3250">
          <text:p text:style-name="P1"><text:span text:style-name="T1"><text:s text:c="34"/></text:span><text:span text:style-name="T1">burn </text:span></text:p>
        </draw:connector>
        <draw:connector draw:style-name="gr5" draw:text-style-name="P1" draw:layer="layout" draw:type="curve" svg:x1="8.5cm" svg:y1="10cm" svg:x2="5.5cm" svg:y2="14cm" draw:start-shape="id3" draw:start-glue-point="2" draw:end-shape="id13" svg:d="M8500 10000c0 3000-3000 1000-3000 4000">
          <text:p/>
        </draw:connector>
        <draw:connector draw:style-name="gr5" draw:text-style-name="P1" draw:layer="layout" draw:type="curve" svg:x1="3.5cm" svg:y1="10cm" svg:x2="5.5cm" svg:y2="14cm" draw:start-shape="id14" draw:start-glue-point="2" draw:end-shape="id13" draw:end-glue-point="0" svg:d="M3500 10000c0 3000 2000 1000 2000 4000">
          <text:p/>
        </draw:connector>
        <draw:connector draw:style-name="gr5" draw:text-style-name="P1" draw:layer="layout" draw:type="curve" svg:x1="5.5cm" svg:y1="15.5cm" svg:x2="10.5cm" svg:y2="17.5cm" draw:start-shape="id13" draw:start-glue-point="2" draw:end-shape="id15" svg:d="M5500 15500c0 1500 5000 500 5000 2000">
          <text:p/>
        </draw:connector>
        <draw:connector draw:style-name="gr5" draw:text-style-name="P1" draw:layer="layout" draw:type="curve" svg:x1="12cm" svg:y1="15.5cm" svg:x2="10.5cm" svg:y2="17.5cm" draw:start-shape="id8" draw:start-glue-point="2" draw:end-shape="id15" draw:end-glue-point="0" svg:d="M12000 15500c0 1500-1500 500-1500 2000">
          <text:p/>
        </draw:connector>
        <draw:connector draw:style-name="gr5" draw:text-style-name="P1" draw:layer="layout" draw:type="curve" svg:x1="15cm" svg:y1="15.5cm" svg:x2="10.5cm" svg:y2="17.5cm" draw:start-shape="id16" draw:start-glue-point="2" draw:end-shape="id15" draw:end-glue-point="0" svg:d="M15000 15500c0 1500-4500 500-4500 2000">
          <text:p/>
        </draw:connector>
        <draw:frame draw:style-name="gr8" draw:text-style-name="P3" draw:layer="layout" svg:width="1.031cm" svg:height="0.64cm" svg:x="11.969cm" svg:y="15.86cm">
          <draw:text-box>
            <text:p><text:span text:style-name="T1">OR</text:span></text:p>
          </draw:text-box>
        </draw:frame>
        <draw:rect draw:style-name="gr3" draw:text-style-name="P2" xml:id="id18" draw:id="id18" draw:layer="layout" svg:width="2cm" svg:height="1.5cm" svg:x="1cm" svg:y="16cm">
          <text:p text:style-name="P1"><text:span text:style-name="T1">Distilled</text:span></text:p>
          <text:p text:style-name="P1"><text:span text:style-name="T1">water</text:span></text:p>
        </draw:rect>
        <draw:connector draw:style-name="gr5" draw:text-style-name="P1" draw:layer="layout" draw:type="curve" svg:x1="5.5cm" svg:y1="15.5cm" svg:x2="5.5cm" svg:y2="18.5cm" draw:start-shape="id13" draw:start-glue-point="2" draw:end-shape="id17" draw:end-glue-point="0" svg:d="M5500 15500v3000">
          <text:p/>
        </draw:connector>
        <draw:connector draw:style-name="gr5" draw:text-style-name="P1" draw:layer="layout" draw:type="curve" svg:x1="2cm" svg:y1="17.5cm" svg:x2="5.5cm" svg:y2="18.5cm" draw:start-shape="id18" draw:start-glue-point="2" draw:end-shape="id17" draw:end-glue-point="0" svg:d="M2000 17500c0 751 1750 501 1750 500s1750-251 1750 500">
          <text:p/>
        </draw:connector>
        <draw:rect draw:style-name="gr3" draw:text-style-name="P2" xml:id="id41" draw:id="id41" draw:layer="layout" svg:width="2cm" svg:height="1.5cm" svg:x="17cm" svg:y="13cm">
          <text:p text:style-name="P1"><text:span text:style-name="T1">Metal ore</text:span></text:p>
        </draw:rect>
        <draw:rect draw:style-name="gr9" draw:text-style-name="P2" xml:id="id19" draw:id="id19" draw:layer="layout" svg:width="2cm" svg:height="1.5cm" svg:x="11cm" svg:y="21cm">
          <text:p text:style-name="P1"><text:span text:style-name="T1">FLASH</text:span></text:p>
        </draw:rect>
        <draw:connector draw:style-name="gr5" draw:text-style-name="P1" draw:layer="layout" draw:type="curve" svg:x1="12cm" svg:y1="15.5cm" svg:x2="12cm" svg:y2="21cm" draw:start-shape="id8" draw:start-glue-point="2" draw:end-shape="id19" draw:end-glue-point="0" svg:d="M12000 15500v5500">
          <text:p/>
        </draw:connector>
        <draw:connector draw:style-name="gr5" draw:text-style-name="P1" draw:layer="layout" draw:type="curve" svg:x1="13cm" svg:y1="7.25cm" svg:x2="21cm" svg:y2="10.5cm" draw:start-shape="id5" draw:start-glue-point="1" draw:end-shape="id20" draw:end-glue-point="0" svg:d="M13000 7250c5334 0 8000 1083 8000 3250">
          <text:p/>
        </draw:connector>
        <draw:rect draw:style-name="gr7" draw:text-style-name="P2" xml:id="id39" draw:id="id39" draw:layer="layout" svg:width="2cm" svg:height="1.5cm" svg:x="23.5cm" svg:y="6cm">
          <text:p text:style-name="P1"><text:span text:style-name="T1">redstone</text:span></text:p>
        </draw:rect>
        <draw:rect draw:style-name="gr3" draw:text-style-name="P2" xml:id="id21" draw:id="id21" draw:layer="layout" svg:width="2cm" svg:height="1.5cm" svg:x="20cm" svg:y="6cm">
          <text:p text:style-name="P1"><text:span text:style-name="T1">Distilled</text:span></text:p>
          <text:p text:style-name="P1"><text:span text:style-name="T1">water</text:span></text:p>
        </draw:rect>
        <draw:connector draw:style-name="gr5" draw:text-style-name="P1" draw:layer="layout" draw:type="curve" svg:x1="21cm" svg:y1="7.5cm" svg:x2="21cm" svg:y2="10.5cm" draw:start-shape="id21" draw:start-glue-point="2" draw:end-shape="id20" draw:end-glue-point="0" svg:d="M21000 7500v3000">
          <text:p/>
        </draw:connector>
        <draw:rect draw:style-name="gr9" draw:text-style-name="P2" xml:id="id22" draw:id="id22" draw:layer="layout" svg:width="2cm" svg:height="1.5cm" svg:x="14cm" svg:y="21cm">
          <text:p text:style-name="P1"><text:span text:style-name="T1">AN-AL</text:span></text:p>
        </draw:rect>
        <draw:connector draw:style-name="gr5" draw:text-style-name="P1" draw:layer="layout" draw:type="curve" svg:x1="15cm" svg:y1="15.5cm" svg:x2="15cm" svg:y2="21cm" draw:start-shape="id16" draw:start-glue-point="2" draw:end-shape="id22" draw:end-glue-point="0" svg:d="M15000 15500v5500">
          <text:p/>
        </draw:connector>
        <draw:rect draw:style-name="gr9" draw:text-style-name="P2" xml:id="id24" draw:id="id24" draw:layer="layout" svg:width="2cm" svg:height="1.5cm" svg:x="4cm" svg:y="24.5cm">
          <text:p text:style-name="P1"><text:span text:style-name="T1">APEX</text:span></text:p>
        </draw:rect>
        <draw:rect draw:style-name="gr9" draw:text-style-name="P2" xml:id="id26" draw:id="id26" draw:layer="layout" svg:width="2cm" svg:height="1.5cm" svg:x="7cm" svg:y="24.5cm">
          <text:p text:style-name="P1"><text:span text:style-name="T1">HMTD</text:span></text:p>
        </draw:rect>
        <draw:rect draw:style-name="gr3" draw:text-style-name="P2" xml:id="id25" draw:id="id25" draw:layer="layout" svg:width="2cm" svg:height="1.5cm" svg:x="1cm" svg:y="21.5cm">
          <text:p text:style-name="P1"><text:span text:style-name="T1">Hydrochloric</text:span></text:p>
          <text:p text:style-name="P1"><text:span text:style-name="T1">acid</text:span></text:p>
        </draw:rect>
        <draw:rect draw:style-name="gr3" draw:text-style-name="P2" xml:id="id23" draw:id="id23" draw:layer="layout" svg:width="2cm" svg:height="1.5cm" svg:x="1cm" svg:y="19cm">
          <text:p text:style-name="P1"><text:span text:style-name="T1">acetone</text:span></text:p>
        </draw:rect>
        <draw:connector draw:style-name="gr5" draw:text-style-name="P1" draw:layer="layout" draw:type="curve" svg:x1="3cm" svg:y1="19.75cm" svg:x2="5cm" svg:y2="24.5cm" draw:start-shape="id23" draw:start-glue-point="1" draw:end-shape="id24" svg:d="M3000 19750c1334 0 2000 1583 2000 4750">
          <text:p/>
        </draw:connector>
        <draw:connector draw:style-name="gr5" draw:text-style-name="P1" draw:layer="layout" draw:type="curve" svg:x1="5.5cm" svg:y1="20cm" svg:x2="5cm" svg:y2="24.5cm" draw:start-shape="id17" draw:start-glue-point="2" draw:end-shape="id24" svg:d="M5500 20000c0 3375-500 1125-500 4500">
          <text:p/>
        </draw:connector>
        <draw:connector draw:style-name="gr5" draw:text-style-name="P1" draw:layer="layout" draw:type="curve" svg:x1="3cm" svg:y1="22.25cm" svg:x2="5cm" svg:y2="24.5cm" draw:start-shape="id25" draw:start-glue-point="1" draw:end-shape="id24" svg:d="M3000 22250c1334 0 2000 750 2000 2250">
          <text:p/>
        </draw:connector>
        <draw:rect draw:style-name="gr3" draw:text-style-name="P2" xml:id="id27" draw:id="id27" draw:layer="layout" svg:width="2cm" svg:height="1.5cm" svg:x="11cm" svg:y="24.5cm">
          <text:p text:style-name="P1"><text:span text:style-name="T1">hexamine</text:span></text:p>
        </draw:rect>
        <draw:connector draw:style-name="gr5" draw:text-style-name="P1" draw:layer="layout" draw:type="curve" svg:x1="5.5cm" svg:y1="20cm" svg:x2="8cm" svg:y2="24.5cm" draw:start-shape="id17" draw:start-glue-point="2" draw:end-shape="id26" svg:d="M5500 20000c0 3375 2500 1125 2500 4500">
          <text:p/>
        </draw:connector>
        <draw:connector draw:style-name="gr5" draw:text-style-name="P1" draw:layer="layout" draw:type="curve" svg:x1="11cm" svg:y1="25.25cm" svg:x2="8cm" svg:y2="24.5cm" draw:start-shape="id27" draw:start-glue-point="3" draw:end-shape="id26" draw:end-glue-point="0" svg:d="M11000 25250c-1500 0-1250-626-1625-1001s-1375-500-1375 251">
          <text:p/>
        </draw:connector>
        <draw:connector draw:style-name="gr5" draw:text-style-name="P1" draw:layer="layout" draw:type="curve" svg:x1="3cm" svg:y1="22.25cm" svg:x2="8cm" svg:y2="24.5cm" draw:start-shape="id25" draw:start-glue-point="1" draw:end-shape="id26" draw:end-glue-point="0" svg:d="M3000 22250c3334 0 5000 750 5000 2250">
          <text:p/>
        </draw:connector>
        <draw:rect draw:style-name="gr3" draw:text-style-name="P2" xml:id="id28" draw:id="id28" draw:layer="layout" svg:width="2cm" svg:height="1.5cm" svg:x="17cm" svg:y="22cm">
          <text:p text:style-name="P1"><text:span text:style-name="T1">Formal-</text:span></text:p>
          <text:p text:style-name="P1"><text:span text:style-name="T1">dehyde</text:span></text:p>
        </draw:rect>
        <draw:rect draw:style-name="gr3" draw:text-style-name="P2" xml:id="id29" draw:id="id29" draw:layer="layout" svg:width="2cm" svg:height="1.5cm" svg:x="17cm" svg:y="24cm">
          <text:p text:style-name="P1"><text:span text:style-name="T1">Distilled</text:span></text:p>
          <text:p text:style-name="P1"><text:span text:style-name="T1">water</text:span></text:p>
        </draw:rect>
        <draw:rect draw:style-name="gr3" draw:text-style-name="P2" xml:id="id30" draw:id="id30" draw:layer="layout" svg:width="2cm" svg:height="1.5cm" svg:x="17cm" svg:y="26cm">
          <text:p text:style-name="P1"><text:span text:style-name="T1">ammonia</text:span></text:p>
        </draw:rect>
        <draw:connector draw:style-name="gr5" draw:text-style-name="P1" draw:layer="layout" draw:type="curve" svg:x1="17cm" svg:y1="22.75cm" svg:x2="13cm" svg:y2="25.25cm" draw:start-shape="id28" draw:start-glue-point="3" draw:end-shape="id27" svg:d="M17000 22750c-3000 0-1000 2500-4000 2500">
          <text:p/>
        </draw:connector>
        <draw:connector draw:style-name="gr5" draw:text-style-name="P1" draw:layer="layout" draw:type="curve" svg:x1="17cm" svg:y1="24.75cm" svg:x2="13cm" svg:y2="25.25cm" draw:start-shape="id29" draw:start-glue-point="3" draw:end-shape="id27" draw:end-glue-point="1" svg:d="M17000 24750c-3000 0-1000 500-4000 500">
          <text:p/>
        </draw:connector>
        <draw:connector draw:style-name="gr5" draw:text-style-name="P1" draw:layer="layout" draw:type="curve" svg:x1="17cm" svg:y1="26.75cm" svg:x2="13cm" svg:y2="25.25cm" draw:start-shape="id30" draw:start-glue-point="3" draw:end-shape="id27" svg:d="M17000 26750c-3000 0-1000-1500-4000-1500">
          <text:p/>
        </draw:connector>
        <draw:rect draw:style-name="gr9" draw:text-style-name="P2" xml:id="id31" draw:id="id31" draw:layer="layout" svg:width="2cm" svg:height="1.5cm" svg:x="26.2cm" svg:y="13.5cm">
          <text:p text:style-name="P1"><text:span text:style-name="T1">Any</text:span></text:p>
          <text:p text:style-name="P1"><text:span text:style-name="T1">Explosive</text:span></text:p>
          <text:p text:style-name="P1"><text:span text:style-name="T1">(item)</text:span></text:p>
        </draw:rect>
        <draw:rect draw:style-name="gr9" draw:text-style-name="P2" xml:id="id33" draw:id="id33" draw:layer="layout" svg:width="2cm" svg:height="1.5cm" svg:x="26.2cm" svg:y="18.5cm">
          <text:p text:style-name="P1"><text:span text:style-name="T1">Any</text:span></text:p>
          <text:p text:style-name="P1"><text:span text:style-name="T1">Explosive</text:span></text:p>
          <text:p text:style-name="P1"><text:span text:style-name="T1">(block)</text:span></text:p>
        </draw:rect>
        <draw:connector draw:style-name="gr5" draw:text-style-name="P1" draw:layer="layout" draw:type="curve" svg:x1="27.2cm" svg:y1="15cm" svg:x2="27.2cm" svg:y2="16cm" draw:start-shape="id31" draw:start-glue-point="2" draw:end-shape="id32" draw:end-glue-point="0" svg:d="M27200 15000v1000">
          <text:p/>
        </draw:connector>
        <draw:connector draw:style-name="gr5" draw:text-style-name="P1" draw:layer="layout" draw:type="curve" svg:x1="27.2cm" svg:y1="17.5cm" svg:x2="27.2cm" svg:y2="18.5cm" draw:start-shape="id32" draw:start-glue-point="2" draw:end-shape="id33" svg:d="M27200 17500v1000">
          <text:p/>
        </draw:connector>
        <draw:connector draw:style-name="gr5" draw:text-style-name="P1" draw:layer="layout" draw:type="curve" svg:x1="7.5cm" svg:y1="6.75cm" svg:x2="3.5cm" svg:y2="6cm" draw:start-shape="id2" draw:start-glue-point="3" draw:end-shape="id34" draw:end-glue-point="0" svg:d="M7500 6750c-2250 0-1874-626-2312-1001s-1688-500-1688 251">
          <text:p/>
        </draw:connector>
        <draw:rect draw:style-name="gr6" draw:text-style-name="P2" xml:id="id36" draw:id="id36" draw:layer="layout" svg:width="2cm" svg:height="1.5cm" svg:x="2.5cm" svg:y="1cm">
          <text:p text:style-name="P1"><text:span text:style-name="T1">Single-use</text:span></text:p>
          <text:p text:style-name="P1"><text:span text:style-name="T1">battery</text:span></text:p>
        </draw:rect>
        <draw:rect draw:style-name="gr3" draw:text-style-name="P2" xml:id="id35" draw:id="id35" draw:layer="layout" svg:width="2cm" svg:height="1.5cm" svg:x="2.5cm" svg:y="3.5cm">
          <text:p text:style-name="P1"><text:span text:style-name="T1">electrolyzer</text:span></text:p>
        </draw:rect>
        <draw:connector draw:style-name="gr5" draw:text-style-name="P1" draw:layer="layout" draw:type="curve" svg:x1="3.5cm" svg:y1="5cm" svg:x2="3.5cm" svg:y2="6cm" draw:start-shape="id35" draw:start-glue-point="2" draw:end-shape="id34" draw:end-glue-point="0" svg:d="M3500 5000v1000">
          <text:p/>
        </draw:connector>
        <draw:connector draw:style-name="gr4" draw:text-style-name="P2" draw:layer="layout" draw:type="curve" svg:x1="3.5cm" svg:y1="2.5cm" svg:x2="3.5cm" svg:y2="3.5cm" draw:start-shape="id36" draw:start-glue-point="2" draw:end-shape="id35" draw:end-glue-point="0" svg:d="M3500 2500v1000">
          <text:p text:style-name="P1"><text:span text:style-name="T1"><text:s text:c="10"/></text:span><text:span text:style-name="T1">bottle</text:span></text:p>
        </draw:connector>
        <draw:rect draw:style-name="gr3" draw:text-style-name="P2" xml:id="id37" draw:id="id37" draw:layer="layout" svg:width="2cm" svg:height="1.5cm" svg:x="2cm" svg:y="13cm">
          <text:p text:style-name="P1"><text:span text:style-name="T1">electrolyzer</text:span></text:p>
        </draw:rect>
        <draw:connector draw:style-name="gr5" draw:text-style-name="P1" draw:layer="layout" draw:type="curve" svg:x1="3cm" svg:y1="14.5cm" svg:x2="5.5cm" svg:y2="18.5cm" draw:start-shape="id37" draw:start-glue-point="2" draw:end-shape="id17" draw:end-glue-point="0" svg:d="M3000 14500c0 3000 2500 1000 2500 4000">
          <text:p/>
        </draw:connector>
        <draw:rect draw:style-name="gr3" draw:text-style-name="P2" xml:id="id38" draw:id="id38" draw:layer="layout" svg:width="2cm" svg:height="1.5cm" svg:x="23.5cm" svg:y="8.5cm">
          <text:p text:style-name="P1"><text:span text:style-name="T1">heater</text:span></text:p>
        </draw:rect>
        <draw:connector draw:style-name="gr5" draw:text-style-name="P1" draw:layer="layout" draw:type="curve" svg:x1="23.5cm" svg:y1="9.25cm" svg:x2="21cm" svg:y2="10.5cm" draw:start-shape="id38" draw:start-glue-point="3" draw:end-shape="id20" draw:end-glue-point="0" svg:d="M23500 9250c-1667 0-2500 416-2500 1250">
          <text:p/>
        </draw:connector>
        <draw:connector draw:style-name="gr4" draw:text-style-name="P2" draw:layer="layout" draw:type="curve" svg:x1="24.5cm" svg:y1="7.5cm" svg:x2="24.5cm" svg:y2="8.5cm" draw:start-shape="id39" draw:start-glue-point="2" draw:end-shape="id38" draw:end-glue-point="0" svg:d="M24500 7500v1000">
          <text:p text:style-name="P2"><text:s text:c="12"/>bottle</text:p>
        </draw:connector>
        <draw:connector draw:style-name="gr5" draw:text-style-name="P1" draw:layer="layout" draw:type="curve" svg:x1="17cm" svg:y1="19.25cm" svg:x2="12cm" svg:y2="21cm" draw:start-shape="id40" draw:start-glue-point="3" draw:end-shape="id19" draw:end-glue-point="0" svg:d="M17000 19250c-3334 0-5000 583-5000 1750">
          <text:p/>
        </draw:connector>
        <draw:connector draw:style-name="gr5" draw:text-style-name="P1" draw:layer="layout" draw:type="curve" svg:x1="17cm" svg:y1="19.25cm" svg:x2="15cm" svg:y2="21cm" draw:start-shape="id40" draw:start-glue-point="3" draw:end-shape="id22" svg:d="M17000 19250c-1334 0-2000 583-2000 1750">
          <text:p/>
        </draw:connector>
        <draw:rect draw:style-name="gr3" draw:text-style-name="P2" xml:id="id42" draw:id="id42" draw:layer="layout" svg:width="2cm" svg:height="1.5cm" svg:x="17cm" svg:y="15.5cm">
          <text:p text:style-name="P1"><text:span text:style-name="T1">Metal ingot</text:span></text:p>
        </draw:rect>
        <draw:connector draw:style-name="gr4" draw:text-style-name="P2" draw:layer="layout" draw:type="curve" svg:x1="18cm" svg:y1="14.5cm" svg:x2="18cm" svg:y2="15.5cm" draw:start-shape="id41" draw:start-glue-point="2" draw:end-shape="id42" draw:end-glue-point="0" svg:d="M18000 14500v1000">
          <text:p text:style-name="P1"><text:span text:style-name="T1"><text:s text:c="10"/></text:span><text:span text:style-name="T1">burn</text:span></text:p>
        </draw:connector>
        <draw:connector draw:style-name="gr5" draw:text-style-name="P2" draw:layer="layout" draw:type="curve" svg:x1="18cm" svg:y1="17cm" svg:x2="18cm" svg:y2="18.5cm" draw:start-shape="id42" draw:start-glue-point="2" draw:end-shape="id40" draw:end-glue-point="0" svg:d="M18000 17000v1500">
          <text:p/>
        </draw:connector>
        <draw:rect draw:style-name="gr10" draw:text-style-name="P2" xml:id="id43" draw:id="id43" draw:layer="layout" svg:width="2cm" svg:height="1.5cm" svg:x="8.5cm" svg:y="21cm">
          <text:p text:style-name="P1"><text:span text:style-name="T1">Nitro</text:span></text:p>
          <text:p text:style-name="P1"><text:span text:style-name="T1">glycerine</text:span></text:p>
        </draw:rect>
        <draw:connector draw:style-name="gr5" draw:text-style-name="P1" draw:layer="layout" draw:type="curve" svg:x1="10.5cm" svg:y1="19cm" svg:x2="9.5cm" svg:y2="21cm" draw:start-shape="id15" draw:start-glue-point="2" draw:end-shape="id43" draw:end-glue-point="0" svg:d="M10500 19000c0 1500-1000 500-1000 2000">
          <text:p/>
        </draw:connector>
        <draw:connector draw:style-name="gr5" draw:text-style-name="P1" draw:layer="layout" draw:type="curve" svg:x1="8cm" svg:y1="19cm" svg:x2="9.5cm" svg:y2="21cm" draw:start-shape="id44" draw:start-glue-point="2" draw:end-shape="id43" draw:end-glue-point="0" svg:d="M8000 19000c0 1500 1500 500 1500 2000">
          <text:p/>
        </draw:connector>
        <draw:connector draw:style-name="gr5" draw:text-style-name="P1" draw:layer="layout" draw:type="curve" svg:x1="9.5cm" svg:y1="1.75cm" svg:x2="12cm" svg:y2="6.5cm" draw:start-shape="id7" draw:start-glue-point="1" draw:end-shape="id5" draw:end-glue-point="0" svg:d="M9500 1750c1667 0 2500 1583 2500 4750">
          <text:p/>
        </draw:connector>
        <draw:rect draw:style-name="gr9" draw:text-style-name="P2" xml:id="id45" draw:id="id45" draw:layer="layout" svg:width="2cm" svg:height="1.5cm" svg:x="11cm" svg:y="28cm">
          <text:p text:style-name="P1"><text:span text:style-name="T1">RDX</text:span></text:p>
        </draw:rect>
        <draw:connector draw:style-name="gr5" draw:text-style-name="P1" draw:layer="layout" draw:type="curve" svg:x1="12cm" svg:y1="26cm" svg:x2="12cm" svg:y2="28cm" draw:start-shape="id27" draw:start-glue-point="2" draw:end-shape="id45" draw:end-glue-point="0" svg:d="M12000 26000v2000">
          <text:p/>
        </draw:connector>
        <draw:rect draw:style-name="gr3" draw:text-style-name="P2" xml:id="id46" draw:id="id46" draw:layer="layout" svg:width="2cm" svg:height="1.5cm" svg:x="17cm" svg:y="28cm">
          <text:p text:style-name="P1"><text:span text:style-name="T1">Nitric</text:span></text:p>
          <text:p text:style-name="P1"><text:span text:style-name="T1">Acid</text:span></text:p>
        </draw:rect>
        <draw:connector draw:style-name="gr5" draw:text-style-name="P1" draw:layer="layout" draw:type="curve" svg:x1="17cm" svg:y1="28.75cm" svg:x2="12cm" svg:y2="28cm" draw:start-shape="id46" draw:start-glue-point="3" draw:end-shape="id45" draw:end-glue-point="0" svg:d="M17000 28750c-3000 0-2500-626-3000-1001s-2000-500-2000 251">
          <text:p/>
        </draw:connector>
        <draw:frame draw:style-name="gr11" draw:layer="layout" svg:width="3.042cm" svg:height="0.963cm" svg:x="25.658cm" svg:y="1.037cm">
          <draw:text-box>
            <text:p>V 1.5.2.3</text:p>
          </draw:text-box>
        </draw:frame>
        <draw:rect draw:style-name="gr3" draw:text-style-name="P2" xml:id="id47" draw:id="id47" draw:layer="layout" svg:width="2cm" svg:height="1.5cm" svg:x="20cm" svg:y="15.5cm">
          <text:p text:style-name="P1"><text:span text:style-name="T1">bottle</text:span></text:p>
        </draw:rect>
        <draw:connector draw:style-name="gr5" draw:text-style-name="P1" draw:layer="layout" draw:type="curve" svg:x1="21cm" svg:y1="17cm" svg:x2="18cm" svg:y2="18.5cm" draw:start-shape="id47" draw:start-glue-point="2" draw:end-shape="id40" draw:end-glue-point="0" svg:d="M21000 17000c0 1125-3000 375-3000 1500">
          <text:p/>
        </draw:connector>
        <draw:rect draw:style-name="gr9" draw:text-style-name="P2" xml:id="id48" draw:id="id48" draw:layer="layout" svg:width="2cm" svg:height="1.5cm" svg:x="8.5cm" svg:y="28cm">
          <text:p text:style-name="P1"><text:span text:style-name="T1">Dynamite</text:span></text:p>
        </draw:rect>
        <draw:connector draw:style-name="gr5" draw:text-style-name="P1" draw:layer="layout" draw:type="curve" svg:x1="9.5cm" svg:y1="22.5cm" svg:x2="9.5cm" svg:y2="28cm" draw:start-shape="id43" draw:start-glue-point="2" draw:end-shape="id48" draw:end-glue-point="0" svg:d="M9500 22500v5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4H27M9S</meta:editing-duration>
    <meta:editing-cycles>112</meta:editing-cycles>
    <meta:generator>OpenOffice/4.1.1$Win32 OpenOffice.org_project/411m6$Build-9775</meta:generator>
    <dc:date>2015-03-15T14:09:11.09</dc:date>
    <dc:creator>Rafig Ossami</dc:creator>
    <meta:document-statistic meta:object-count="105"/>
  </office:meta>
</office:document-meta>
</file>